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line-height="200%"/>
      <style:text-properties style:font-name="Times New Roman" officeooo:rsid="0008ecaf" officeooo:paragraph-rsid="0008ecaf"/>
    </style:style>
    <style:style style:name="P2" style:family="paragraph" style:parent-style-name="Standard">
      <loext:graphic-properties draw:fill-gradient-name="gradient" draw:fill-hatch-name="hatch"/>
      <style:paragraph-properties fo:line-height="200%" fo:text-align="center" style:justify-single-word="false"/>
      <style:text-properties style:font-name="Times New Roman" officeooo:rsid="0008ecaf" officeooo:paragraph-rsid="0008ecaf"/>
    </style:style>
    <style:style style:name="P3" style:family="paragraph" style:parent-style-name="Standard">
      <loext:graphic-properties draw:fill-gradient-name="gradient" draw:fill-hatch-name="hatch"/>
      <style:paragraph-properties fo:line-height="200%" fo:text-align="start" style:justify-single-word="false"/>
      <style:text-properties style:font-name="Times New Roman" officeooo:rsid="0008ecaf" officeooo:paragraph-rsid="0008ec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nneth Fancher</text:p>
      <text:p text:style-name="P1">CS330</text:p>
      <text:p text:style-name="P1">2/25/2023</text:p>
      <text:p text:style-name="P1"/>
      <text:p text:style-name="P2">Final Project Reflection</text:p>
      <text:p text:style-name="P2"/>
      <text:p text:style-name="P3"><text:tab/>In our project, we had chosen a home grown scene of a usual layout of my own living room table. This including items such as our plant pot, our cat’s toy ball, some books, and coaster (we aren’t animals after all). These items all can be summarized with rather basic objects, which make the scene rather amenable to a newcomer to the openGL scene. The plant pot does present the challenge in the way that it is constructed in particular, this item consists of a cylinder body, tapered cylinder feet, and plant leaves that we had represented using cylinders as well. With those items we are able to cover the bases of most of the primitive shapes as well as give a rather decent example of complex shapes and their steps of creation.</text:p>
      <text:p text:style-name="P3"><text:tab/>The functionality for these scenes mainly involved 3 major items, Texturing, Lighting, and mesh building. For mesh building we were able to utilize a header file linked to a CPP file of predefined meshes, this making things easier overall as we did not have to define vertices and indices each evocation of the object. Next, we have Texturing, this was done through first compiling out textures files in a single resource file, then passing these through functions to get them ready for binding. These functions include a function to flip the image vertically, as it uploads upside down, so that we can bind it in the appropriate orientation. These are then passed and bound to a spot in memory for our GPU to apply on each call. Lighting is done rather similarly, in a roundabout way, where we define data locations for passing this to memory and then calling these memory locations when it comes to passing the data to rendering. We begin with creating shader and lighting programs for our <text:soft-page-break/>calculations to undergo computing to determine our lighting behaviors, from there it is passed into our GPU for rendering.</text:p>
      <text:p text:style-name="P3"><text:tab/>For user navigating, we have prepared custom mapped key bindings for allowing manipulation of the camera’s translations. These keys, ‘W’, ‘A’, ‘S’, ‘D’, ‘Q’,’E’, ‘P’, and Mouse Scroll Wheel, all have their own commands that they do to give the user more control over their viewing experience. W giving the forward command, A is leftwards, S for backwards, D is for rightwards, Q is for increasing the users elevation, E is for decreasing the elevation, P is for switching to the Orthographic view, and scroll wheel is for increasing and decreasing the camera acceleration. This is all done through a custom header file designed for camera movement specifically and gets passed to this file after first being processed through OpenGLs ProcessInput function.</text:p>
      <text:p text:style-name="P3"><text:tab/>Within our program we have a plethora of functions being called, quite a bit of them are OpenGL specific functions that we cannot recreate (without extreme effort) but we can still optimize a lot of processes by creating our own functions to at least encapsulate these processes to clean up our code. Some of the more sight welcoming changes came from us cleaning up our main function, within this main function you need to initialize quite a few things in order to keep the program working correctly. What we did was to take blocks of items and move them into their own, descriptive, function to be called for organizational reasons. Such as Binding our Textures, we have to call each resource path and bind it to an INT memory location, we can optimize this process through either iterating through this list of items or simply calling each of these resources and moving them all to the function. Another example of this would be to create a SceneBuilder object for rendering all of our mesh objects. This would be done through creating our own class of SceneBuilder and having our meshes, along with the data we want for each item, to be attached and creating as an item in an array there. From there we would iterate through them in the Urender function to call and draw each individually. Other functions we create were functions such as Destroying Shader programs, our Urender function, and all our processing of inpu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5T20:31:02.342000000</meta:creation-date>
    <dc:date>2024-02-25T22:12:52.233000000</dc:date>
    <meta:editing-duration>PT1H41M51S</meta:editing-duration>
    <meta:editing-cycles>1</meta:editing-cycles>
    <meta:document-statistic meta:table-count="0" meta:image-count="0" meta:object-count="0" meta:page-count="2" meta:paragraph-count="8" meta:word-count="700" meta:character-count="4085" meta:non-whitespace-character-count="3389"/>
    <meta:generator>LibreOffice/7.4.5.1$Windows_X86_64 LibreOffice_project/9c0871452b3918c1019dde9bfac75448afc4b57f</meta:generator>
  </office:meta>
</office:document-meta>
</file>